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2pt" style:font-size-complex="22pt"/>
    </style:style>
    <style:style style:name="T2" style:family="text">
      <style:text-properties fo:font-style="italic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tilizar la camara en Tello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mar una fot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import cv2 <text:s text:c="12"/># importamos librería opencv</text:p>
              </text:list-item>
              <text:list-item>
                <text:p>from djitellopy import Tello</text:p>
              </text:list-item>
              <text:list-item>
                <text:p/>
              </text:list-item>
              <text:list-item>
                <text:p>tello = tello.Tello()</text:p>
              </text:list-item>
              <text:list-item>
                <text:p>tello.connect()</text:p>
              </text:list-item>
              <text:list-item>
                <text:p/>
              </text:list-item>
              <text:list-item>
                <text:p>tello.streamon()<text:tab/><text:tab/><text:tab/> <text:s text:c="2"/># arrancamos la transmision de video</text:p>
              </text:list-item>
              <text:list-item>
                <text:p/>
              </text:list-item>
              <text:list-item>
                <text:p>frame_read = tello.get_frame_read() # pedimos una imagen al drone</text:p>
              </text:list-item>
              <text:list-item>
                <text:p/>
              </text:list-item>
              <text:list-item>
                <text:p>tello.takeoff()</text:p>
              </text:list-item>
              <text:list-item>
                <text:p>cv2.imwrite("picture.png", frame_read.frame) <text:s text:c="3"/># la guardamos en disco</text:p>
              </text:list-item>
              <text:list-item>
                <text:p/>
              </text:list-item>
              <text:list-item>
                <text:p>tello.land()</text:p>
              </text:list-item>
              <text:list-item>
                <text:p>tello.streamoff() <text:s text:c="6"/># apagamos la transmision de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ualizar video (1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# librerias nuevas a importar</text:p>
              </text:list-item>
              <text:list-item>
                <text:p/>
              </text:list-item>
              <text:list-item>
                <text:p>import numpy as np</text:p>
              </text:list-item>
              <text:list-item>
                <text:p>import cv2</text:p>
              </text:list-item>
              <text:list-item>
                <text:p/>
              </text:list-item>
              <text:list-item>
                <text:p># iniciar transmision de video</text:p>
              </text:list-item>
              <text:list-item>
                <text:p>me.streamon(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ualizar video (2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# Draw</text:p>
              </text:list-item>
              <text:list-item>
                <text:p><text:s text:c="4"/>img = me.get_frame_read().frame</text:p>
              </text:list-item>
              <text:list-item>
                <text:p><text:s text:c="4"/></text:p>
              </text:list-item>
              <text:list-item>
                <text:p><text:s text:c="4"/>if img is not None:</text:p>
              </text:list-item>
              <text:list-item>
                <text:p><text:s text:c="7"/>img = np.fliplr(img)</text:p>
              </text:list-item>
              <text:list-item>
                <text:p><text:s text:c="7"/>img = np.rot90(img)</text:p>
              </text:list-item>
              <text:list-item>
                <text:p><text:s text:c="7"/>img = cv2.cvtColor(img, cv2.COLOR_RGB2BGR) <text:s text:c="6"/></text:p>
              </text:list-item>
              <text:list-item>
                <text:p><text:s text:c="7"/>surf = pygame.surfarray.make_surface(img)</text:p>
              </text:list-item>
              <text:list-item>
                <text:p><text:s text:c="7"/>screen.blit(surf, (0,0))</text:p>
              </text:list-item>
              <text:list-item>
                <text:p><text:s text:c="4"/>else:</text:p>
              </text:list-item>
              <text:list-item>
                <text:p><text:s text:c="8"/>screen.fill((0, 0, 0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cer movimient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me.takeoff()</text:p>
              </text:list-item>
              <text:list-item>
                <text:p>me.land()</text:p>
              </text:list-item>
              <text:list-item>
                <text:p/>
              </text:list-item>
              <text:list-item>
                <text:p>me.move_forward(50)</text:p>
              </text:list-item>
              <text:list-item>
                <text:p text:style-name="P2">me.move_back(50)</text:p>
              </text:list-item>
              <text:list-item>
                <text:p text:style-name="P2">me.move_left(50)</text:p>
              </text:list-item>
              <text:list-item>
                <text:p text:style-name="P2">me.move_right(50)</text:p>
              </text:list-item>
              <text:list-item>
                <text:p/>
              </text:list-item>
              <text:list-item>
                <text:p>me.rotate_clockwise(10)</text:p>
              </text:list-item>
              <text:list-item>
                <text:p>me.rotate_counter_clockwise(10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o leer las tecl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if app.getKey(“LEFT”):</text:p>
                <text:list>
                  <text:list-item>
                    <text:p>me.takeoff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bajar con superfi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# Crear una superficie</text:p>
              </text:list-item>
              <text:list-item>
                <text:p>empty_surface = pygame.Surface((200,200))</text:p>
              </text:list-item>
              <text:list-item>
                <text:p/>
              </text:list-item>
              <text:list-item>
                <text:p># Copiarla a pantalla</text:p>
              </text:list-item>
              <text:list-item>
                <text:p/>
              </text:list-item>
              <text:list-item>
                <text:p>screen.blit(empty_image, (50,50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rol manual fin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(lr,fb,ud,yw) = (0,0,0,0)</text:p>
              </text:list-item>
              <text:list-item>
                <text:p>me.send_rc_control(lr,fb,ud,yw)</text:p>
              </text:list-item>
              <text:list-item>
                <text:p/>
              </text:list-item>
              <text:list-item>
                <text:p>lr = izquierda – derecha</text:p>
              </text:list-item>
              <text:list-item>
                <text:p>fb = delante – atrás</text:p>
              </text:list-item>
              <text:list-item>
                <text:p>ud = arriba – abajo</text:p>
              </text:list-item>
              <text:list-item>
                <text:p>yw = yaw</text:p>
              </text:list-item>
              <text:list-item>
                <text:p/>
              </text:list-item>
              <text:list-item>
                <text:p>50 es un buen valor de movimien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mbiar de camar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pan text:style-name="T1">me.set_video_direction(me.CAMERA_FORWARD)</text:span></text:p>
              </text:list-item>
              <text:list-item>
                <text:p/>
              </text:list-item>
              <text:list-item>
                <text:p><text:span text:style-name="T1">me.set_video_direction(me.CAMERA_DOWNWARD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bar Video (1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# inicializar al principio del programa el grabador de videos</text:p>
              </text:list-item>
              <text:list-item>
                <text:p/>
              </text:list-item>
              <text:list-item>
                <text:p>video = cv2.VideoWriter('video.avi', cv2.VideoWriter_fourcc(*'XVID'), 60, (960,720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bar video (2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<text:s/>if img is not None:</text:p>
              </text:list-item>
              <text:list-item>
                <text:p><text:span text:style-name="T2"><text:s text:c="7"/></text:span><text:span text:style-name="T2">video.write(img)</text:span></text:p>
              </text:list-item>
              <text:list-item>
                <text:p><text:s text:c="7"/></text:p>
              </text:list-item>
              <text:list-item>
                <text:p><text:s text:c="7"/>img = np.fliplr(img)</text:p>
              </text:list-item>
              <text:list-item>
                <text:p><text:s text:c="7"/>img = np.rot90(img)</text:p>
              </text:list-item>
              <text:list-item>
                <text:p><text:s text:c="7"/>img = cv2.cvtColor(img, cv2.COLOR_RGB2BGR)</text:p>
              </text:list-item>
              <text:list-item>
                <text:p><text:s text:c="4"/></text:p>
              </text:list-item>
              <text:list-item>
                <text:p><text:s text:c="7"/>surf = pygame.surfarray.make_surface(img)</text:p>
              </text:list-item>
              <text:list-item>
                <text:p><text:s text:c="7"/>screen.blit(surf, (0,0))</text:p>
              </text:list-item>
              <text:list-item>
                <text:p><text:s text:c="4"/>else:</text:p>
              </text:list-item>
              <text:list-item>
                <text:p><text:s text:c="8"/>screen.fill((100, 100, 100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01T09:43:33.365198471</meta:creation-date>
    <meta:editing-duration>PT10M8S</meta:editing-duration>
    <meta:editing-cycles>3</meta:editing-cycles>
    <meta:generator>LibreOffice/6.0.7.3$Linux_X86_64 LibreOffice_project/00m0$Build-3</meta:generator>
    <dc:title>Alizarin</dc:title>
    <dc:date>2022-07-08T13:01:35.230423582</dc:date>
    <meta:document-statistic meta:object-count="81"/>
  </office:meta>
</office:document-meta>
</file>